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Titre 1</text:h>
        <text:p text:style-name="Standard">Voici le texte du premier chapitre. Il s'agit d'une entrée d'index personnalisé.<text:line-break/> <text:alphabetical-index-mark text:string-value="Chapitre"/><text:s text:c="2"/><text:user-index-mark text:string-value="Entrée d'index personnalisé" text:index-name="User-Defined" text:outline-level="1"/></text:p>
        <text:h text:style-name="P2" text:outline-level="2">Titre 1.1</text:h>
        <text:p text:style-name="Standard">Voici le texte du chapitre 1.1. Il s'agit d'une entrée pour la table des matières.<text:line-break/> <text:toc-mark text:string-value="Entrée" text:outline-level="1"/></text:p>
        <text:h text:style-name="P2" text:outline-level="2">Titre 1.2</text:h>
        <text:p text:style-name="Standard">Voici le texte du chapitre 1.2. Ce mot-clé est une entrée principale.<text:line-break/> <text:alphabetical-index-mark text:string-value="ce" text:key1="1er mot-clé" text:key2="2ème mot-clé"/><text:s text:c="2"/><text:alphabetical-index-mark text:string-value="mot-clé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le <text:sequence text:ref-name="refTable0" text:name="Table" text:formula="ooow:Table+1" style:num-format="1">1</text:sequence>: Voici la table 1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llustration <text:sequence text:ref-name="refIllustration0" text:name="Illustration" text:formula="ooow:Illustration+1" style:num-format="1">1</text:sequence>: Voici l'illustration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01:36</dc:date>
    <dc:language>fr-FR</dc:language>
    <meta:editing-cycles>13</meta:editing-cycles>
    <meta:editing-duration>PT4H53M1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5" meta:character-count="334"/>
  </office:meta>
</office:document-meta>
</file>